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type Sorts" svg:font-family="'Monotype Sorts'"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style:font-name="Times New Roman" fo:font-size="12pt" style:font-size-asian="12pt" style:font-name-complex="Times New Roman1" style:font-size-complex="12pt"/>
    </style:style>
    <style:style style:name="P2" style:family="paragraph" style:parent-style-name="Standard">
      <style:text-properties style:font-name="Times New Roman" fo:font-size="12pt" officeooo:paragraph-rsid="000f17a0" style:font-size-asian="12pt" style:font-name-complex="Times New Roman1" style:font-size-complex="12pt"/>
    </style:style>
    <style:style style:name="P3" style:family="paragraph" style:parent-style-name="Standard" style:list-style-name="WWNum8"/>
    <style:style style:name="P4" style:family="paragraph" style:parent-style-name="Standard">
      <style:text-properties officeooo:paragraph-rsid="000f17a0"/>
    </style:style>
    <style:style style:name="P5" style:family="paragraph" style:parent-style-name="Standard">
      <style:paragraph-properties fo:text-align="center" style:justify-single-word="false"/>
      <style:text-properties fo:font-size="18pt" fo:font-weight="bold" officeooo:rsid="001b8daa" officeooo:paragraph-rsid="000f65d7" style:font-size-asian="18pt" style:font-weight-asian="bold" style:font-size-complex="18pt" style:font-weight-complex="bold"/>
    </style:style>
    <style:style style:name="P6" style:family="paragraph" style:parent-style-name="Standard">
      <style:paragraph-properties fo:text-align="center" style:justify-single-word="false"/>
      <style:text-properties officeooo:paragraph-rsid="000f65d7"/>
    </style:style>
    <style:style style:name="P7" style:family="paragraph" style:parent-style-name="Standard" style:list-style-name="">
      <style:paragraph-properties fo:margin-top="0.494cm" fo:margin-bottom="0.494cm" loext:contextual-spacing="false" fo:line-height="100%" fo:text-align="center" style:justify-single-word="false"/>
    </style:style>
    <style:style style:name="P8" style:family="paragraph" style:parent-style-name="Standard" style:list-style-name="">
      <style:paragraph-properties fo:margin-top="0.494cm" fo:margin-bottom="0.494cm" loext:contextual-spacing="false" fo:line-height="100%"/>
    </style:style>
    <style:style style:name="P9" style:family="paragraph" style:parent-style-name="Standard">
      <style:paragraph-properties fo:margin-top="0.494cm" fo:margin-bottom="0.494cm" loext:contextual-spacing="false" fo:line-height="100%"/>
    </style:style>
    <style:style style:name="P10" style:family="paragraph" style:parent-style-name="Standard" style:list-style-name="WWNum1">
      <style:paragraph-properties fo:margin-top="0.494cm" fo:margin-bottom="0cm" loext:contextual-spacing="false" fo:line-height="100%"/>
    </style:style>
    <style:style style:name="P11" style:family="paragraph" style:parent-style-name="Standard" style:list-style-name="WWNum2">
      <style:paragraph-properties fo:margin-top="0.494cm" fo:margin-bottom="0cm" loext:contextual-spacing="false" fo:line-height="100%"/>
    </style:style>
    <style:style style:name="P12" style:family="paragraph" style:parent-style-name="Standard" style:list-style-name="WWNum5">
      <style:paragraph-properties fo:margin-top="0.494cm" fo:margin-bottom="0cm" loext:contextual-spacing="false" fo:line-height="100%"/>
    </style:style>
    <style:style style:name="P13" style:family="paragraph" style:parent-style-name="Standard" style:list-style-name="WWNum1">
      <style:paragraph-properties fo:margin-top="0cm" fo:margin-bottom="0.494cm" loext:contextual-spacing="false" fo:line-height="100%"/>
    </style:style>
    <style:style style:name="P14" style:family="paragraph" style:parent-style-name="Standard" style:list-style-name="WWNum2">
      <style:paragraph-properties fo:margin-top="0cm" fo:margin-bottom="0.494cm" loext:contextual-spacing="false" fo:line-height="100%"/>
    </style:style>
    <style:style style:name="P15" style:family="paragraph" style:parent-style-name="Standard" style:list-style-name="WWNum5">
      <style:paragraph-properties fo:margin-top="0cm" fo:margin-bottom="0.494cm" loext:contextual-spacing="false" fo:line-height="100%"/>
    </style:style>
    <style:style style:name="P16" style:family="paragraph" style:parent-style-name="Standard" style:list-style-name="WWNum1">
      <style:paragraph-properties fo:margin-top="0cm" fo:margin-bottom="0cm" loext:contextual-spacing="false" fo:line-height="100%"/>
    </style:style>
    <style:style style:name="P17" style:family="paragraph" style:parent-style-name="Standard" style:list-style-name="WWNum2">
      <style:paragraph-properties fo:margin-top="0cm" fo:margin-bottom="0cm" loext:contextual-spacing="false" fo:line-height="100%"/>
    </style:style>
    <style:style style:name="P18" style:family="paragraph" style:parent-style-name="Standard" style:list-style-name="WWNum5">
      <style:paragraph-properties fo:margin-top="0cm" fo:margin-bottom="0cm" loext:contextual-spacing="false" fo:line-height="100%"/>
    </style:style>
    <style:style style:name="P19" style:family="paragraph" style:parent-style-name="Standard">
      <style:paragraph-properties fo:margin-top="0cm" fo:margin-bottom="0cm" loext:contextual-spacing="false" fo:line-height="100%" fo:text-align="center"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0"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21"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font-name-complex="Courier New2" style:font-size-complex="10pt"/>
    </style:style>
    <style:style style:name="P22"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 fo:font-size="12pt" style:font-name-asian="Times New Roman1" style:font-size-asian="12pt" style:font-name-complex="Times New Roman1" style:font-size-complex="12pt"/>
    </style:style>
    <style:style style:name="P23" style:family="paragraph" style:parent-style-name="Standard" style:master-page-name="Standard">
      <style:paragraph-properties fo:text-align="center" style:justify-single-word="false" style:page-number="auto"/>
      <style:text-properties fo:font-size="18pt" fo:font-weight="bold" officeooo:rsid="001b8daa" officeooo:paragraph-rsid="000f65d7" style:font-size-asian="18pt" style:font-weight-asian="bold" style:font-size-complex="18pt" style:font-weight-complex="bold"/>
    </style:style>
    <style:style style:name="P24" style:family="paragraph" style:parent-style-name="Normal_20__28_Web_29_" style:list-style-name="WWNum4"/>
    <style:style style:name="P25" style:family="paragraph" style:parent-style-name="Normal_20__28_Web_29_">
      <style:text-properties officeooo:paragraph-rsid="000f17a0"/>
    </style:style>
    <style:style style:name="P26" style:family="paragraph" style:parent-style-name="Normal_20__28_Web_29_" style:list-style-name="WWNum4">
      <style:paragraph-properties fo:margin-top="0.494cm" fo:margin-bottom="0cm" loext:contextual-spacing="false"/>
      <style:text-properties officeooo:paragraph-rsid="000f17a0"/>
    </style:style>
    <style:style style:name="T1" style:family="text">
      <style:text-properties style:font-name="Times New Roman" fo:font-size="16pt" fo:font-weight="bold" style:font-name-asian="Times New Roman1" style:font-size-asian="16pt" style:font-weight-asian="bold" style:font-name-complex="Times New Roman1" style:font-size-complex="18pt" style:font-weight-complex="bold"/>
    </style:style>
    <style:style style:name="T2" style:family="text">
      <style:text-properties style:font-name="Times New Roman" fo:font-size="16pt" fo:font-weight="bold" officeooo:rsid="002b6272" style:font-name-asian="Times New Roman1" style:font-size-asian="16pt" style:font-weight-asian="bold" style:font-name-complex="Times New Roman1" style:font-size-complex="18pt" style:font-weight-complex="bold"/>
    </style:style>
    <style:style style:name="T3" style:family="text">
      <style:text-properties style:font-name="Times New Roman" fo:font-size="16pt" fo:font-weight="bold" style:font-size-asian="16pt" style:font-weight-asian="bold" style:font-name-complex="Times New Roman1"/>
    </style:style>
    <style:style style:name="T4" style:family="text">
      <style:text-properties style:font-name="Times New Roman" fo:font-size="16pt" fo:font-weight="bold" style:font-size-asian="16pt" style:font-weight-asian="bold" style:font-name-complex="Times New Roman1" style:font-size-complex="18pt"/>
    </style:style>
    <style:style style:name="T5" style:family="text">
      <style:text-properties style:font-name="Times New Roman" fo:font-size="14pt" fo:font-weight="bold" style:font-name-asian="Times New Roman1" style:font-size-asian="14pt" style:font-weight-asian="bold" style:font-name-complex="Times New Roman1" style:font-size-complex="18pt" style:font-weight-complex="bold"/>
    </style:style>
    <style:style style:name="T6" style:family="text">
      <style:text-properties style:font-name="Times New Roman" fo:font-size="14pt" fo:font-weight="bold" style:font-size-asian="14pt" style:font-weight-asian="bold" style:font-name-complex="Times New Roman1"/>
    </style:style>
    <style:style style:name="T7" style:family="text">
      <style:text-properties style:font-name="Times New Roman" fo:font-size="14pt" fo:font-weight="bold" style:font-size-asian="14pt" style:font-weight-asian="bold" style:font-name-complex="Times New Roman1" style:font-size-complex="14pt" style:font-weight-complex="bold"/>
    </style:style>
    <style:style style:name="T8"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style:font-size-asian="12pt" style:font-name-complex="Times New Roman1"/>
    </style:style>
    <style:style style:name="T11" style:family="text">
      <style:text-properties style:font-name="Times New Roman" fo:font-size="12pt" style:font-size-asian="12pt" style:font-name-complex="Times New Roman1" style:font-size-complex="12pt"/>
    </style:style>
    <style:style style:name="T12" style:family="text">
      <style:text-properties style:font-name="Times New Roman" fo:font-size="12pt" style:font-size-asian="12pt" style:font-name-complex="Times New Roman1" style:font-size-complex="12pt" style:font-weight-complex="bold"/>
    </style:style>
    <style:style style:name="T13" style:family="text">
      <style:text-properties style:font-name="Times New Roman" fo:font-size="12pt" style:font-size-asian="12pt" style:font-name-complex="Times New Roman1" style:font-weight-complex="bold"/>
    </style:style>
    <style:style style:name="T14" style:family="text">
      <style:text-properties style:font-name="Times New Roman" fo:font-size="12pt" officeooo:rsid="000f17a0" style:font-size-asian="12pt" style:font-name-complex="Times New Roman1"/>
    </style:style>
    <style:style style:name="T15" style:family="text">
      <style:text-properties style:font-name="Times New Roman" fo:font-size="12pt" fo:font-weight="bold" style:font-size-asian="12pt" style:font-weight-asian="bold" style:font-name-complex="Times New Roman1" style:font-size-complex="12pt" style:font-weight-complex="bold"/>
    </style:style>
    <style:style style:name="T16" style:family="text">
      <style:text-properties style:font-name="Times New Roman" fo:font-size="12pt" style:text-underline-style="solid" style:text-underline-width="auto" style:text-underline-color="font-color" style:font-size-asian="12pt" style:font-name-complex="Times New Roman1"/>
    </style:style>
    <style:style style:name="T17"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18" style:family="text">
      <style:text-properties style:font-name="Times New Roman" fo:font-size="12pt" style:text-underline-style="solid" style:text-underline-width="auto" style:text-underline-color="font-color" style:font-size-asian="12pt" style:font-name-complex="Times New Roman1" style:font-size-complex="12pt" style:font-weight-complex="bold"/>
    </style:style>
    <style:style style:name="T19" style:family="text">
      <style:text-properties style:font-name="Times New Roman" fo:font-size="12pt" style:text-underline-style="solid" style:text-underline-width="auto" style:text-underline-color="font-color" style:font-size-asian="12pt" style:font-name-complex="Times New Roman1" style:font-style-complex="italic" style:font-weight-complex="bold"/>
    </style:style>
    <style:style style:name="T20" style:family="text">
      <style:text-properties style:font-name="Times New Roman" fo:font-size="12pt" style:text-underline-style="solid" style:text-underline-width="auto" style:text-underline-color="font-color" officeooo:rsid="000f17a0" style:font-size-asian="12pt" style:font-name-complex="Times New Roman1" style:font-style-complex="italic" style:font-weight-complex="bold"/>
    </style:style>
    <style:style style:name="T21" style:family="text">
      <style:text-properties style:font-name="Times New Roman" fo:font-size="12pt" style:text-underline-style="solid" style:text-underline-width="auto" style:text-underline-color="font-color" style:font-size-asian="12pt" style:font-name-complex="Times New Roman1" style:font-weight-complex="bold"/>
    </style:style>
    <style:style style:name="T22" style:family="text">
      <style:text-properties style:font-name="Times New Roman" fo:font-size="12pt" fo:font-style="italic" style:text-underline-style="solid" style:text-underline-width="auto" style:text-underline-color="font-color" fo:font-weight="bold" style:font-size-asian="12pt" style:font-style-asian="italic" style:font-weight-asian="bold" style:font-name-complex="Times New Roman1" style:font-style-complex="italic" style:font-weight-complex="bold"/>
    </style:style>
    <style:style style:name="T23" style:family="text">
      <style:text-properties style:font-name="Times New Roman" fo:language="en" fo:country="US" style:font-name-complex="Times New Roman1"/>
    </style:style>
    <style:style style:name="T24" style:family="text">
      <style:text-properties style:font-name="Times New Roman" fo:language="en" fo:country="US" style:text-underline-style="solid" style:text-underline-width="auto" style:text-underline-color="font-color" style:font-name-complex="Times New Roman1"/>
    </style:style>
    <style:style style:name="T25" style:family="text">
      <style:text-properties style:font-name="Times New Roman" fo:language="en" fo:country="US" style:text-underline-style="none" style:font-name-complex="Times New Roman1"/>
    </style:style>
    <style:style style:name="T26" style:family="text">
      <style:text-properties style:font-name="Times New Roman" fo:language="en" fo:country="US" style:text-underline-style="none" officeooo:rsid="000f17a0" style:font-name-complex="Times New Roman1"/>
    </style:style>
    <style:style style:name="T27" style:family="text">
      <style:text-properties style:text-position="super 58%"/>
    </style:style>
    <style:style style:name="T28" style:family="text">
      <style:text-properties style:font-weight-complex="bold"/>
    </style:style>
    <style:style style:name="T29" style:family="text">
      <style:text-properties fo:font-weight="bold" style:font-weight-asian="bold" style:font-weight-complex="bold"/>
    </style:style>
    <style:style style:name="T30" style:family="text">
      <style:text-properties fo:font-size="14pt" style:font-size-asian="14pt"/>
    </style:style>
    <style:style style:name="T31" style:family="text">
      <style:text-properties style:font-name="Courier New" fo:font-size="10pt" style:font-name-asian="Times New Roman1" style:font-size-asian="10pt" style:font-name-complex="Courier New2" style:font-size-complex="10pt"/>
    </style:style>
    <style:style style:name="T32" style:family="text">
      <style:text-properties officeooo:rsid="002b6272"/>
    </style:style>
    <style:style style:name="T33" style:family="text">
      <style:text-properties officeooo:rsid="000f65d7"/>
    </style:style>
    <style:style style:name="T34" style:family="text">
      <style:text-properties officeooo:rsid="00117f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5"/>
      <text:p text:style-name="P5"/>
      <text:p text:style-name="P5"/>
      <text:p text:style-name="P5"/>
      <text:p text:style-name="P5"/>
      <text:p text:style-name="P5">Name : Ansari M.Saeem M.Saleem</text:p>
      <text:p text:style-name="P5"/>
      <text:p text:style-name="P5">Uid : 2019430001</text:p>
      <text:p text:style-name="P5"/>
      <text:p text:style-name="P5">Subject :<text:span text:style-name="T34">AAC</text:span></text:p>
      <text:p text:style-name="P5"/>
      <text:p text:style-name="P5"><text:span text:style-name="T33">Assignment</text:span> no :<text:span text:style-name="T33">2</text:span></text:p>
      <text:p text:style-name="P5"/>
      <text:p text:style-name="P5"/>
      <text:p text:style-name="P5"/>
      <text:p text:style-name="P5"/>
      <text:p text:style-name="P5"/>
      <text:p text:style-name="P6"><text:span text:style-name="T2"/></text:p>
      <text:h text:style-name="P7" text:outline-level="2"><text:soft-page-break/><text:span text:style-name="T1">Survey of various types of Algorithms</text:span></text:h>
      <text:h text:style-name="P8" text:outline-level="2"><text:span text:style-name="T5">Brute</text:span><text:span text:style-name="T1"> </text:span><text:span text:style-name="T5">Force</text:span><text:span text:style-name="T1"> :</text:span></text:h>
      <text:p text:style-name="Normal_20__28_Web_29_"><text:tab/><text:tab/><text:tab/>Brute Force Algorithms refers to a programming style that does not include any shortcuts to improve performance, but instead relies on sheer computing power to try all possibilities until the solution to a problem is found. </text:p>
      <text:p text:style-name="Normal_20__28_Web_29_">A classic example is the traveling salesman problem (TSP). Suppose a salesman needs to visit 10 cities across the country. How does one determine the order in which cities should be visited such that the total distance traveled is minimized? The brute force solution is simply to calculate the total distance for every possible route and then select the shortest one. This is not particularly efficient because it is possible to eliminate many possible routes through clever algorithms. </text:p>
      <text:p text:style-name="P25">Another example: 5 digit password, in the worst case scenario would take 10<text:span text:style-name="T27">5</text:span> tries to crack.The time complexity of brute force is <text:span text:style-name="T28">O(n*m)</text:span><text:span text:style-name="T29"> </text:span>. So, if we were to search for a string of ‘n’ characters in a string of ‘m’ characters using brute force, it would take us n * m tries.</text:p>
      <text:h text:style-name="Heading_20_2" text:outline-level="2"><text:span text:style-name="T30">Divide and Conquer :</text:span></text:h>
      <text:p text:style-name="P9"><text:span text:style-name="T9"><text:tab/><text:tab/><text:tab/><text:tab/>A typical Divide and Conquer algorithm solves a problem using following three steps.</text:span></text:p>
      <text:list xml:id="list540017793" text:style-name="WWNum1">
        <text:list-item>
          <text:p text:style-name="P10"><text:span text:style-name="T9">Divide: Break the given problem into subproblems of same type.</text:span></text:p>
        </text:list-item>
        <text:list-item>
          <text:p text:style-name="P16"><text:span text:style-name="T9">Conquer: Recursively solve these subproblems</text:span></text:p>
        </text:list-item>
        <text:list-item>
          <text:p text:style-name="P13"><text:span text:style-name="T9">Combine: Appropriately combine the answers</text:span></text:p>
        </text:list-item>
      </text:list>
      <text:p text:style-name="P9"><text:span text:style-name="T9">Following are some standard algorithms that are Divide and Conquer algorithms.</text:span></text:p>
      <text:list xml:id="list83047053" text:style-name="WWNum2">
        <text:list-item>
          <text:p text:style-name="P11"><text:span text:style-name="T9">Binary Search is a searching algorithm. In each step, the algorithm compares the input element x with the value of the middle element in array. If the values match, return the index of middle. Otherwise, if x is less than the middle element, then the algorithm recurs for left side of middle element, else recurs for right side of middle element.</text:span></text:p>
        </text:list-item>
        <text:list-item>
          <text:p text:style-name="P17"><text:span text:style-name="T9">Quicksort is a sorting algorithm. The algorithm picks a pivot element, rearranges the array elements in such a way that all elements smaller than the picked pivot element move to left side of pivot, and all greater elements move to right side. Finally, the algorithm recursively sorts the subarrays on left and right of pivot element.</text:span></text:p>
        </text:list-item>
        <text:list-item>
          <text:p text:style-name="P17"><text:span text:style-name="T9">Merge Sort is also a sorting algorithm. The algorithm divides the array in two halves, recursively sorts them and finally merges the two sorted halves.</text:span></text:p>
        </text:list-item>
        <text:list-item>
          <text:p text:style-name="P17"><text:span text:style-name="T9">Closest Pair of Points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span></text:p>
        </text:list-item>
        <text:list-item>
          <text:p text:style-name="P14"><text:soft-page-break/><text:span text:style-name="T9">Strassen’s Algorithm is an efficient algorithm to multiply two matrices. A simple method to multiply two matrices need 3 nested loops and is O(n^3). Strassen’s algorithm multiplies two matrices in O(n^2.8974) time.</text:span></text:p>
        </text:list-item>
      </text:list>
      <text:p text:style-name="Standard"><text:span text:style-name="T4">Dynamic Programming :</text:span></text:p>
      <text:p text:style-name="Normal_20__28_Web_29_"><text:tab/><text:tab/><text:tab/><text:tab/><text:tab/>Dynamic programming approach is similar to divide and conquer in breaking down the problem into smaller and yet smaller possible sub-problems. But unlike, divide and conquer, these sub-problems are not solved independently. Rather, results of these smaller sub-problems are remembered and used for similar or overlapping sub-problems.</text:p>
      <text:p text:style-name="Normal_20__28_Web_29_">Dynamic programming is used where we have problems, which can be divided into similar sub-problems, so that their results can be re-used. Mostly, these algorithms are used for optimization. Before solving the in-hand sub-problem, dynamic algorithm will try to examine the results of the previously solved sub-problems. The solutions of sub-problems are combined in order to achieve the best solution.</text:p>
      <text:p text:style-name="P25">So we can say that −</text:p>
      <text:list xml:id="list3672562207" text:style-name="WWNum4">
        <text:list-item>
          <text:p text:style-name="P26">The problem should be able to be divided into smaller overlapping sub-problem.</text:p>
        </text:list-item>
        <text:list-item>
          <text:p text:style-name="P26">An optimum solution can be achieved by using an optimum solution of smaller sub-problems.</text:p>
        </text:list-item>
        <text:list-item>
          <text:p text:style-name="P24">Dynamic algorithms use Memoization.</text:p>
        </text:list-item>
      </text:list>
      <text:p text:style-name="Normal_20__28_Web_29_">The following computer problems can be solved using dynamic programming approach −</text:p>
      <text:list xml:id="list1830393742" text:style-name="WWNum5">
        <text:list-item>
          <text:p text:style-name="P12"><text:span text:style-name="T10">Fibonacci number series</text:span></text:p>
        </text:list-item>
        <text:list-item>
          <text:p text:style-name="P18"><text:span text:style-name="T10">Knapsack problem</text:span></text:p>
        </text:list-item>
        <text:list-item>
          <text:p text:style-name="P18"><text:span text:style-name="T10">Tower of Hanoi</text:span></text:p>
        </text:list-item>
        <text:list-item>
          <text:p text:style-name="P18"><text:span text:style-name="T10">All pair shortest path by Floyd-Warshall</text:span></text:p>
        </text:list-item>
        <text:list-item>
          <text:p text:style-name="P18"><text:span text:style-name="T10">Shortest path by Dijkstra</text:span></text:p>
        </text:list-item>
        <text:list-item>
          <text:p text:style-name="P15"><text:span text:style-name="T10">Project scheduling</text:span></text:p>
        </text:list-item>
      </text:list>
      <text:p text:style-name="Normal_20__28_Web_29_">Dynamic programming can be used in both top-down and bottom-up manner. And of course, most of the times, referring to the previous solution output is cheaper than recomputing in terms of CPU cycles.</text:p>
      <text:p text:style-name="P25"/>
      <text:p text:style-name="P25"/>
      <text:p text:style-name="P25"/>
      <text:p text:style-name="Standard"><text:soft-page-break/><text:span text:style-name="T3">Decrease and conquer :</text:span></text:p>
      <text:p text:style-name="Standard"><text:span text:style-name="T12"><text:tab/><text:tab/><text:tab/><text:tab/><text:tab/>Decrease</text:span><text:span text:style-name="T11"> or reduce problem instance to smaller instance of the same problem and extend solution. </text:span><text:span text:style-name="T12">Conquer</text:span><text:span text:style-name="T11"> the problem by solving smaller instance of the problem.<text:line-break/></text:span><text:span text:style-name="T12">Extend</text:span><text:span text:style-name="T15"> </text:span><text:span text:style-name="T11">solution of smaller instance to obtain solution to original problem.<text:line-break/>Basic idea of the decrease-and-conquer technique is based on exploiting the relationship between a solution to a given instance of a problem and a solution to its smaller instance. This approach is also known as incremental or inductive approach.</text:span></text:p>
      <text:p text:style-name="Standard"><text:span text:style-name="T11">Implementation:</text:span></text:p>
      <text:p text:style-name="Standard"><text:span text:style-name="T18">Top-down approach :</text:span><text:span text:style-name="T11"> It always leads to the recursive implementation of the problem.<text:line-break/></text:span><text:span text:style-name="T18">Bottom-up approach :</text:span><text:span text:style-name="T15"> </text:span><text:span text:style-name="T11">It is usually implemented in iterative way, starting with a solution to the smallest instance of the problem.</text:span></text:p>
      <text:p text:style-name="Standard"><text:span text:style-name="T11">Variations of Decrease and Conquer:</text:span></text:p>
      <text:p text:style-name="P4"><text:span text:style-name="T18">Decrease by a Constant</text:span><text:span text:style-name="T11"> : </text:span></text:p>
      <text:p text:style-name="P4"><text:span text:style-name="T11"><text:tab/><text:tab/><text:tab/><text:tab/>In this variation, the size of an instance is reduced by the same constant on each iteration of the algorithm. Typically, this constant is equal to one , although other constant size reductions do happen occasionally. </text:span></text:p>
      <text:p text:style-name="P4"><text:span text:style-name="T11">Eg. Insertion Sort, DFS, BFS</text:span></text:p>
      <text:p text:style-name="P4"><text:span text:style-name="T18">Decrease by a Constant factor</text:span><text:span text:style-name="T17">:</text:span><text:span text:style-name="T11"> </text:span></text:p>
      <text:p text:style-name="P4"><text:span text:style-name="T11"><text:tab/><text:tab/><text:tab/><text:tab/><text:tab/>This technique suggests reducing a problem instance by the same constant factor on each iteration of the algorithm. In most applications, this constant factor is equal to two.</text:span></text:p>
      <text:p text:style-name="Standard"><text:span text:style-name="T11"><text:s/>Eg. Binary Search, Fake Coin problems</text:span></text:p>
      <text:p text:style-name="P4"><text:span text:style-name="T18">Variable-Size-Decrease</text:span><text:span text:style-name="T15"> </text:span><text:span text:style-name="T11">: </text:span></text:p>
      <text:p text:style-name="P4"><text:span text:style-name="T11"><text:tab/><text:tab/><text:tab/><text:tab/>In this variation, the size-reduction pattern varies from one iteration of an algorithm to another. As, in problem of finding gcd of two number though the value of the second argument is always smaller on the right-handside than on the left-hand side, it decreases neither by a constant nor by a constant factor.</text:span></text:p>
      <text:p text:style-name="Standard"><text:span text:style-name="T11"><text:s/>Eg. Euclid’s Algorithm</text:span></text:p>
      <text:p text:style-name="P1"/>
      <text:p text:style-name="P2"/>
      <text:p text:style-name="P2"><text:soft-page-break/></text:p>
      <text:p text:style-name="P2"/>
      <text:p text:style-name="Standard"><text:span text:style-name="T3">Transform and Conquer Algorithm :</text:span></text:p>
      <text:p text:style-name="Standard"><text:span text:style-name="T10"><text:tab/><text:tab/><text:tab/><text:tab/><text:tab/><text:tab/><text:tab/><text:tab/>First, in the transformation stage, the problem’s instance is modified to be, for one reason or another, more amenable to solution. Then, in the second or conquering stage, it is solved.</text:span></text:p>
      <text:p text:style-name="P4"><text:span text:style-name="T20">I</text:span><text:span text:style-name="T19">nstance simplification :</text:span><text:span text:style-name="T10">Transformation to a simpler or more convenient instance of the same problem.</text:span></text:p>
      <text:p text:style-name="P4"><text:span text:style-name="T20">R</text:span><text:span text:style-name="T19">epresentation</text:span><text:span text:style-name="T22"> </text:span><text:span text:style-name="T19">change</text:span><text:span text:style-name="T16">:</text:span><text:span text:style-name="T10">Transformation to a different representation of the same instance. </text:span></text:p>
      <text:p text:style-name="P4"><text:span text:style-name="T20">P</text:span><text:span text:style-name="T19">roblem</text:span><text:span text:style-name="T22"> </text:span><text:span text:style-name="T19">reduction </text:span><text:span text:style-name="T21">Presorting :</text:span><text:span text:style-name="T10">Transformation to an instance of a different problem for which an algorithm is already availabl</text:span><text:span text:style-name="T14">e.</text:span></text:p>
      <text:p text:style-name="Standard"><text:span text:style-name="T13">Many problems involving lists are easier when list is sorted.</text:span></text:p>
      <text:list xml:id="list1673861990" text:style-name="WWNum8">
        <text:list-item>
          <text:p text:style-name="P3"><text:span text:style-name="T13">searching </text:span></text:p>
        </text:list-item>
        <text:list-item>
          <text:p text:style-name="P3"><text:span text:style-name="T13">computing the median (selection problem)</text:span></text:p>
        </text:list-item>
        <text:list-item>
          <text:p text:style-name="P3"><text:span text:style-name="T13">checking if all elements <text:s/>are distinct (element uniqueness)</text:span></text:p>
        </text:list-item>
      </text:list>
      <text:p text:style-name="Standard"><text:span text:style-name="T6">Linear Programming Algorithm :</text:span></text:p>
      <text:p text:style-name="Standard"><text:span text:style-name="T13"><text:tab/><text:tab/><text:tab/><text:tab/><text:tab/><text:tab/>Linear programming</text:span><text:span text:style-name="T10"> is an optimization technique for a system of linear constraints and a linear objective function. An </text:span><text:span text:style-name="T13">objective function</text:span><text:span text:style-name="T10"> defines the quantity to be optimized, and the goal of linear programming is to find the values of the variables that maximize or minimize the objective function.</text:span></text:p>
      <text:p text:style-name="Standard"><text:span text:style-name="T10">Linear programming is useful for many problems that require an optimization of resources. It could be applied to manufacturing, to calculate how to assign labor and machinery to minimize cost of operations. It could be applied in high-level business operations, to decide which products to sell and in what quantity in order to maximize profit. It could also be applied in logistics, to decide how to apply resources to get a job done in the minimum amount of time.</text:span></text:p>
      <text:p text:style-name="P4"><text:span text:style-name="T7">Greedy Programming Alg</text:span><text:span text:style-name="T8">orithms :</text:span></text:p>
      <text:p text:style-name="P4"><text:span text:style-name="T8"><text:tab/><text:tab/><text:tab/><text:tab/><text:tab/><text:tab/></text:span><text:span text:style-name="T23">A greedy algorithm is a simple, intuitive algorithm that is used in optimization problems. The algorithm makes the optimal choice at each step as it attempts to find the overall optimal way to solve the entire problem. Greedy algorithms are quite successful in some problems, such as Huffman encoding which is used to compress data, or Dijkstra's algorithm, which is used to find the shortest path through a graph.</text:span></text:p>
      <text:p text:style-name="Standard"><text:soft-page-break/><text:span text:style-name="T23">However, in many problems, a greedy strategy does not produce an optimal solution. For example, in the animation below, the greedy algorithm seeks to find the path with the largest sum. It does this by selecting the largest available number at each step. The greedy algorithm fails to find the largest sum, however, because it makes decisions based only on the information it has at any one step, without regard to the overall problem.</text:span></text:p>
      <text:p text:style-name="Standard"><text:span text:style-name="T23">Example : Dijkstra's Algorithm</text:span></text:p>
      <text:p text:style-name="P4"><text:span text:style-name="T24">Dijkstra's Algorithm </text:span><text:span text:style-name="T25">: </text:span><text:span text:style-name="T26">D</text:span><text:span text:style-name="T23">ijkstra's algorithm is used to find the shortest path between nodes in a graph. The algorithm maintains a set of unvisited nodes and calculates a tentative distance from a given node to another. If the algorithm finds a shorter way to get to a given node, the path is updated to reflect the shorter distance. This problem has satisfactory optimization substructure since if AA is connected to B,B, BB is connected to CC, and the path must go through AA and BB to get to the destination CC, then the shortest path from AA to BB and the shortest path from BB to CC must be a part of the shortest path from AA to CC. So the optimal answers from the subproblems do contribute to the optimal answer for the total problem. This is because the algorithm keeps track of the shortest path possible to any given node.</text:span></text:p>
      <text:p text:style-name="Standard"><text:span text:style-name="T3">Back Tracking Algorithm :</text:span></text:p>
      <text:p text:style-name="Normal_20__28_Web_29_"><text:tab/><text:tab/><text:tab/><text:tab/><text:tab/>Backtracking is an algorithmic-technique for solving problems recursively by trying to build a solution incrementally, one piece at a time, removing those solutions that fail to satisfy the constraints of the problem at any point of time (by time, here, is referred to the time elapsed till reaching any level of the search tree).</text:p>
      <text:p text:style-name="Normal_20__28_Web_29_">For example, consider the SudoKo solving Problem, we try filling digits one by one. Whenever we find that current digit cannot lead to a solution, we remove it (backtrack) and try next digit. This is better than naive approach (generating all possible combinations of digits and then trying every combination one by one) as it drops a set of permutations whenever it backtracks.</text:p>
      <text:p text:style-name="Standard"><text:span text:style-name="T10">Example: N Queen Problem</text:span></text:p>
      <text:p text:style-name="Standard"><text:span text:style-name="T10">The N Queen is the problem of placing N chess queens on an N×N chessboard so that no two queens attack each other. The expected output is a binary matrix which has 1s for the blocks where queens are placed.</text:span></text:p>
      <text:p text:style-name="P19"><text:span text:style-name="T31">{ 0, <text:s/>1, <text:s/>0, <text:s/>0}</text:span></text:p>
      <text:p text:style-name="P19"><text:span text:style-name="T31">{ 0, <text:s/>0, <text:s/>0, <text:s/>1}</text:span></text:p>
      <text:p text:style-name="P19"><text:span text:style-name="T31">{ 1, <text:s/>0, <text:s/>0, <text:s/>0}</text:span></text:p>
      <text:p text:style-name="P19"><text:span text:style-name="T31">{ 0, <text:s/>0, <text:s/>1, <text:s/>0}</text:span></text:p>
      <text:p text:style-name="P21"/>
      <text:p text:style-name="P20"><text:span text:style-name="T9">The idea is to place queens one by one in different columns, starting from the leftmost column. When we place a queen in a column, we check for clashes with already placed queens. In the current column, if we find a row for which there is no clash, we mark this row and column as part of the solution. If we do not find such a row due to clashes then we backtrack and return false.</text:span></text:p>
      <text:p text:style-name="P2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type Sorts" svg:font-family="'Monotype Sorts'"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宋体"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宋体"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宋体" style:font-family-complex="宋体"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2_20_Char_5f_112b270b-64fd-402a-b5a8-20d40b6ef625" style:display-name="Heading 2 Char_112b270b-64fd-402a-b5a8-20d40b6ef625"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_20_Char_5f_3d3d91a0-0126-47cc-a1b6-e26d22c5ef2e" style:display-name="Heading 3 Char_3d3d91a0-0126-47cc-a1b6-e26d22c5ef2e" style:family="text" style:parent-style-name="Default_20_Paragraph_20_Font">
      <style:text-properties fo:color="#4f81bd" style:font-name="Cambria" fo:font-family="Cambria" style:font-family-generic="roman" style:font-pitch="variable" fo:font-weight="bold" style:font-name-asian="宋体" style:font-family-asian="宋体" style:font-family-generic-asian="system" style:font-pitch-asian="variable" style:font-weight-asian="bold" style:font-name-complex="宋体" style:font-family-complex="宋体" style:font-family-generic-complex="system" style:font-pitch-complex="variable"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style:num-suffix="b" text:bullet-char="b">
        <style:list-level-properties text:list-level-position-and-space-mode="label-alignment">
          <style:list-level-label-alignment text:label-followed-by="listtab" text:list-tab-stop-position="2.54cm" fo:text-indent="-0.635cm" fo:margin-left="2.54cm"/>
        </style:list-level-properties>
        <style:text-properties style:font-name="Monotype Sorts"/>
      </text:list-level-style-bullet>
      <text:list-level-style-bullet text:level="3" style:num-suffix="b" text:bullet-char="b">
        <style:list-level-properties text:list-level-position-and-space-mode="label-alignment">
          <style:list-level-label-alignment text:label-followed-by="listtab" text:list-tab-stop-position="3.81cm" fo:text-indent="-0.635cm" fo:margin-left="3.81cm"/>
        </style:list-level-properties>
        <style:text-properties style:font-name="Monotype Sorts"/>
      </text:list-level-style-bullet>
      <text:list-level-style-bullet text:level="4" style:num-suffix="b" text:bullet-char="b">
        <style:list-level-properties text:list-level-position-and-space-mode="label-alignment">
          <style:list-level-label-alignment text:label-followed-by="listtab" text:list-tab-stop-position="5.08cm" fo:text-indent="-0.635cm" fo:margin-left="5.08cm"/>
        </style:list-level-properties>
        <style:text-properties style:font-name="Monotype Sorts"/>
      </text:list-level-style-bullet>
      <text:list-level-style-bullet text:level="5" style:num-suffix="b" text:bullet-char="b">
        <style:list-level-properties text:list-level-position-and-space-mode="label-alignment">
          <style:list-level-label-alignment text:label-followed-by="listtab" text:list-tab-stop-position="6.35cm" fo:text-indent="-0.635cm" fo:margin-left="6.35cm"/>
        </style:list-level-properties>
        <style:text-properties style:font-name="Monotype Sorts"/>
      </text:list-level-style-bullet>
      <text:list-level-style-bullet text:level="6" style:num-suffix="b" text:bullet-char="b">
        <style:list-level-properties text:list-level-position-and-space-mode="label-alignment">
          <style:list-level-label-alignment text:label-followed-by="listtab" text:list-tab-stop-position="7.62cm" fo:text-indent="-0.635cm" fo:margin-left="7.62cm"/>
        </style:list-level-properties>
        <style:text-properties style:font-name="Monotype Sorts"/>
      </text:list-level-style-bullet>
      <text:list-level-style-bullet text:level="7" style:num-suffix="b" text:bullet-char="b">
        <style:list-level-properties text:list-level-position-and-space-mode="label-alignment">
          <style:list-level-label-alignment text:label-followed-by="listtab" text:list-tab-stop-position="8.89cm" fo:text-indent="-0.635cm" fo:margin-left="8.89cm"/>
        </style:list-level-properties>
        <style:text-properties style:font-name="Monotype Sorts"/>
      </text:list-level-style-bullet>
      <text:list-level-style-bullet text:level="8" style:num-suffix="b" text:bullet-char="b">
        <style:list-level-properties text:list-level-position-and-space-mode="label-alignment">
          <style:list-level-label-alignment text:label-followed-by="listtab" text:list-tab-stop-position="10.16cm" fo:text-indent="-0.635cm" fo:margin-left="10.16cm"/>
        </style:list-level-properties>
        <style:text-properties style:font-name="Monotype Sorts"/>
      </text:list-level-style-bullet>
      <text:list-level-style-bullet text:level="9" style:num-suffix="b" text:bullet-char="b">
        <style:list-level-properties text:list-level-position-and-space-mode="label-alignment">
          <style:list-level-label-alignment text:label-followed-by="listtab" text:list-tab-stop-position="11.43cm" fo:text-indent="-0.635cm" fo:margin-left="11.43cm"/>
        </style:list-level-properties>
        <style:text-properties style:font-name="Monotype Sort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47cm" fo:margin-bottom="0.847cm" fo:margin-left="0.847cm" fo:margin-right="0.847cm" fo:border="0.51pt solid #000000" fo:padding="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1T07:12:40</meta:creation-date>
    <meta:initial-creator>Windows User</meta:initial-creator>
    <dc:date>2019-09-17T00:06:46.686406549</dc:date>
    <meta:editing-cycles>30</meta:editing-cycles>
    <meta:editing-duration>PT32M5S</meta:editing-duration>
    <meta:generator>LibreOffice/6.0.7.3$Linux_X86_64 LibreOffice_project/00m0$Build-3</meta:generator>
    <meta:document-statistic meta:table-count="0" meta:image-count="0" meta:object-count="0" meta:page-count="6" meta:paragraph-count="76" meta:word-count="1757" meta:character-count="10569" meta:non-whitespace-character-count="8830"/>
    <meta:user-defined meta:name="AppVersion">12.000</meta:user-defined>
    <meta:user-defined meta:name="Company">Grizli77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